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69in" fo:margin-left="-0.0785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e3838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f7caf" style:font-weight-asian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0f7caf" officeooo:paragraph-rsid="000f7caf" style:font-weight-asian="bold"/>
    </style:style>
    <style:style style:name="P12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officeooo:rsid="000f03d6"/>
    </style:style>
    <style:style style:name="T6" style:family="text">
      <style:text-properties style:font-weight-complex="bold"/>
    </style:style>
    <style:style style:name="T7" style:family="text">
      <style:text-properties officeooo:rsid="000f03d6" style:font-weight-complex="bold"/>
    </style:style>
    <style:style style:name="T8" style:family="text">
      <style:text-properties officeooo:rsid="000f03d6" style:font-weight-complex="normal"/>
    </style:style>
    <style:style style:name="T9" style:family="text">
      <style:text-properties officeooo:rsid="001328a9"/>
    </style:style>
    <style:style style:name="T10" style:family="text">
      <style:text-properties fo:color="#000000" officeooo:rsid="001328a9"/>
    </style:style>
    <style:style style:name="T11" style:family="text">
      <style:text-properties officeooo:rsid="0014bf63"/>
    </style:style>
    <style:style style:name="gr1" style:family="graphic">
      <style:graphic-properties draw:fill-color="#ffffff" draw:textarea-horizontal-align="justify" draw:textarea-vertical-align="middle" draw:auto-grow-height="false" fo:min-height="0.3957in" fo:min-width="1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4063in" fo:min-width="1.145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4583in" fo:min-width="1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4272in" fo:min-width="1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CSC 250 – Program Design Document</text:span></text:p>
      <text:p text:style-name="P6"/>
      <text:p text:style-name="P1"/>
      <text:p text:style-name="P8">Structure Chart</text:p>
      <text:p text:style-name="P7"><draw:custom-shape text:anchor-type="paragraph" draw:z-index="0" draw:name="Shape1" draw:style-name="gr1" draw:text-style-name="P15" svg:width="1.1252in" svg:height="0.3961in" svg:x="3.0673in" svg:y="0.0661in"><text:p text:style-name="P14">main</text:p><draw:enhanced-geometry svg:viewBox="0 0 21600 21600" draw:type="rectangle" draw:enhanced-path="M 0 0 L 21600 0 21600 21600 0 21600 0 0 Z N"/></draw:custom-shape></text:p>
      <text:p text:style-name="P1"><text:tab/><text:tab/><text:tab/><text:tab/><text:tab/><text:tab/><text:tab/></text:p>
      <text:p text:style-name="P1"><draw:line text:anchor-type="paragraph" draw:z-index="4" draw:name="Shape5" draw:style-name="gr5" draw:text-style-name="P16" svg:x1="3.7028in" svg:y1="0.0783in" svg:x2="3.7339in" svg:y2="0.6094in"><text:p/></draw:line></text:p>
      <text:p text:style-name="P1"><draw:line text:anchor-type="paragraph" draw:z-index="5" draw:name="Shape6" draw:style-name="gr5" draw:text-style-name="P16" svg:x1="1.4528in" svg:y1="0.1472in" svg:x2="5.5882in" svg:y2="0.1992in"><text:p/></draw:line><draw:line text:anchor-type="paragraph" draw:z-index="8" draw:name="Shape9" draw:style-name="gr5" draw:text-style-name="P16" svg:x1="1.4528in" svg:y1="0.1472in" svg:x2="1.4528in" svg:y2="0.3972in"><text:p/></draw:line></text:p>
      <text:p text:style-name="P1"><draw:line text:anchor-type="paragraph" draw:z-index="6" draw:name="Shape7" draw:style-name="gr5" draw:text-style-name="P16" svg:x1="5.6087in" svg:y1="0.2575in" svg:x2="5.5984in" svg:y2="0.1118in"><text:p/></draw:line><draw:line text:anchor-type="paragraph" draw:z-index="7" draw:name="Shape8" draw:style-name="gr5" draw:text-style-name="P16" svg:x1="5.5984in" svg:y1="0.1118in" svg:x2="5.5882in" svg:y2="0.0075in"><text:p/></draw:line></text:p>
      <text:p text:style-name="P1"><draw:custom-shape text:anchor-type="paragraph" draw:z-index="1" draw:name="Shape2" draw:style-name="gr2" draw:text-style-name="P16" svg:width="1.1461in" svg:height="0.4067in" svg:x="0.8484in" svg:y="0.0138in"><text:p text:style-name="P14">readCString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15" svg:width="1.313in" svg:height="0.4587in" svg:x="2.661in" svg:y="0.0346in"><text:p text:style-name="P14">cstringToMorse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15" svg:width="1.2398in" svg:height="0.4276in" svg:x="4.9008in" svg:y="0.0661in"><text:p text:style-name="P14">printMorse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4">Function Design</text:span><text:span text:style-name="T1"> (give the prototype and a short description for each function)</text:span></text:p>
      <text:p text:style-name="P9"/>
      <text:p text:style-name="P4">void readCString(char *<text:span text:style-name="T6">); // </text:span><text:span text:style-name="T7">reads the line from the user and stores it into the given cstring</text:span></text:p>
      <text:p text:style-name="P4"><text:span text:style-name="T8"/></text:p>
      <text:p text:style-name="P5">void <text:span text:style-name="T11">cstring</text:span>ToMorse(char *<text:span text:style-name="T6">, char *); // </text:span><text:span text:style-name="T7">converts the first cstring</text:span><text:span text:style-name="T8"> into morse code and stores it </text:span></text:p>
      <text:p text:style-name="P5"><text:span text:style-name="T8">//into the second cstring</text:span></text:p>
      <text:p text:style-name="P4"/>
      <text:p text:style-name="P4">void <text:span text:style-name="T11">print</text:span>Morse(char *); // <text:span text:style-name="T5">prints out the given processed cstring to the user</text:span></text:p>
      <text:p text:style-name="P2"/>
      <text:p text:style-name="P9">Time Estimate</text:p>
      <text:p text:style-name="P9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Estimated Time</text:p>
          </table:table-cell>
          <table:table-cell table:style-name="Table1.C1" office:value-type="string">
            <text:p text:style-name="P2">Actual Time</text:p>
          </table:table-cell>
        </table:table-row>
        <table:table-row table:style-name="Table1.1">
          <table:table-cell table:style-name="Table1.A1" office:value-type="string">
            <text:p text:style-name="P12">Program Design</text:p>
          </table:table-cell>
          <table:table-cell table:style-name="Table1.A1" office:value-type="string">
            <text:p text:style-name="P11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(list each function name and the time required to code each)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readCString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cstringToMorse(char*,char*)</text:p>
          </table:table-cell>
          <table:table-cell table:style-name="Table1.A1" office:value-type="string">
            <text:p text:style-name="P11">1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printMorse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Program Test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>Total Time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0:40:00</meta:creation-date>
    <dc:date>2018-02-28T20:12:26.635493518</dc:date>
    <meta:print-date>2005-11-30T15:57:00</meta:print-date>
    <meta:editing-cycles>6</meta:editing-cycles>
    <meta:editing-duration>PT12M13S</meta:editing-duration>
    <meta:generator>LibreOffice/5.1.6.2$Linux_X86_64 LibreOffice_project/10m0$Build-2</meta:generator>
    <meta:document-statistic meta:table-count="1" meta:image-count="0" meta:object-count="0" meta:page-count="1" meta:paragraph-count="22" meta:word-count="99" meta:character-count="629" meta:non-whitespace-character-count="542"/>
  </office:meta>
</office:document-meta>
</file>